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erif" fo:font-size="14pt" officeooo:rsid="0003e7f0" officeooo:paragraph-rsid="0003e7f0" style:font-size-asian="14pt" style:font-size-complex="14pt"/>
    </style:style>
    <style:style style:name="P2" style:family="paragraph" style:parent-style-name="Preformatted_20_Text">
      <style:text-properties style:font-name="Liberation Serif" fo:font-size="14pt" style:text-underline-style="solid" style:text-underline-width="auto" style:text-underline-color="font-color" fo:font-weight="bold" officeooo:rsid="0003e7f0" officeooo:paragraph-rsid="0003e7f0" style:font-size-asian="14pt" style:font-weight-asian="bold" style:font-size-complex="14pt" style:font-weight-complex="bold"/>
    </style:style>
    <style:style style:name="P3" style:family="paragraph" style:parent-style-name="Preformatted_20_Text">
      <style:paragraph-properties fo:text-align="center" style:justify-single-word="false"/>
      <style:text-properties style:font-name="Liberation Serif" fo:font-size="18pt" style:text-underline-style="solid" style:text-underline-width="auto" style:text-underline-color="font-color" fo:font-weight="bold" officeooo:rsid="0003e7f0" officeooo:paragraph-rsid="0003e7f0"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EK 3 – REGULARIZATION</text:p>
      <text:p text:style-name="P1"/>
      <text:p text:style-name="P1"/>
      <text:p text:style-name="P2">THE PROBLEM OF OVERFITTING AND UNDERFITTING</text:p>
      <text:p text:style-name="P1"/>
      <text:p text:style-name="P1">Underfitting, or high bias, is when the form of our hypothesis function h maps poorly to the trend of the data. It is usually caused by a function that is too simple or uses too few features.</text:p>
      <text:p text:style-name="P1">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P1">To address the issue of overfitting , we can - </text:p>
      <text:p text:style-name="P1">1) Reduce the number of features:</text:p>
      <text:p text:style-name="P1">Manually select which features to keep.</text:p>
      <text:p text:style-name="P1">Use a model selection algorithm (studied later in the course).</text:p>
      <text:p text:style-name="P1">2) Regularization</text:p>
      <text:p text:style-name="P1">Keep all the features, but reduce the magnitude of parameters .</text:p>
      <text:p text:style-name="P1">Regularization works well when we have a lot of slightly useful features.</text:p>
      <text:p text:style-name="P1"/>
      <text:p text:style-name="P2">COST FUNCTION</text:p>
      <text:p text:style-name="P1"/>
      <text:p text:style-name="P1">If we have overfitting from our hypothesis function, we can reduce the weight that some of the terms in our function carry by increasing their cost. We can do this </text:p>
      <text:p text:style-name="P1">by making the values of the parameters which are to be penalized nearly 0.</text:p>
      <text:p text:style-name="P1">The λ, or lambda, is the regularization parameter. It determines how much the costs of our theta parameters are inflated. </text:p>
      <text:p text:style-name="P1"/>
      <text:p text:style-name="P2">REGULARIZED LINEAR REGRESSION</text:p>
      <text:p text:style-name="P1"/>
      <text:p text:style-name="P1">This solves the problem of non-invertibility of singular or degenerate matrices by </text:p>
      <text:p text:style-name="P1">adding a non-zero term( an identity matrix with first element 0 multiplied with the regularization parameter).</text:p>
      <text:p text:style-name="P1"/>
      <text:p text:style-name="P2">REGULARIZED LOGISTIC REGRESSION</text:p>
      <text:p text:style-name="P1"/>
      <text:p text:style-name="P1">The expression for cost function J(Q) remains same as the one in regularized linear regression except the fact that the value of hypothesis function h(x) is different in case of logistic reg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2-20T00:45:43.271313102</dc:date>
    <meta:editing-duration>P0D</meta:editing-duration>
    <meta:editing-cycles>1</meta:editing-cycles>
    <meta:document-statistic meta:table-count="0" meta:image-count="0" meta:object-count="0" meta:page-count="1" meta:paragraph-count="20" meta:word-count="280" meta:character-count="1681" meta:non-whitespace-character-count="1416"/>
  </office:meta>
</office:document-meta>
</file>